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1a00" officeooo:paragraph-rsid="000e1a00"/>
    </style:style>
    <style:style style:name="P2" style:family="paragraph" style:parent-style-name="Standard">
      <style:paragraph-properties fo:text-align="center" style:justify-single-word="false"/>
      <style:text-properties officeooo:rsid="000e1a00" officeooo:paragraph-rsid="000e1a00"/>
    </style:style>
    <style:style style:name="P3" style:family="paragraph" style:parent-style-name="Standard">
      <style:text-properties officeooo:rsid="000e1a00" officeooo:paragraph-rsid="00131559"/>
    </style:style>
    <style:style style:name="P4" style:family="paragraph" style:parent-style-name="Standard">
      <style:text-properties officeooo:rsid="000f02eb" officeooo:paragraph-rsid="000f02eb"/>
    </style:style>
    <style:style style:name="P5" style:family="paragraph" style:parent-style-name="Standard">
      <style:text-properties officeooo:rsid="000f02eb" officeooo:paragraph-rsid="000f36a4"/>
    </style:style>
    <style:style style:name="P6" style:family="paragraph" style:parent-style-name="Standard">
      <style:text-properties officeooo:rsid="000f02eb" officeooo:paragraph-rsid="0017dff9"/>
    </style:style>
    <style:style style:name="P7" style:family="paragraph" style:parent-style-name="Standard">
      <style:text-properties officeooo:rsid="000f6837" officeooo:paragraph-rsid="000f6837"/>
    </style:style>
    <style:style style:name="P8" style:family="paragraph" style:parent-style-name="Standard">
      <style:text-properties officeooo:rsid="000f6837" officeooo:paragraph-rsid="0017dff9"/>
    </style:style>
    <style:style style:name="P9" style:family="paragraph" style:parent-style-name="Standard">
      <style:text-properties officeooo:rsid="0017dff9" officeooo:paragraph-rsid="0017dff9"/>
    </style:style>
    <style:style style:name="P10" style:family="paragraph" style:parent-style-name="Standard">
      <style:text-properties officeooo:rsid="00185fde" officeooo:paragraph-rsid="00185fde"/>
    </style:style>
    <style:style style:name="P11" style:family="paragraph" style:parent-style-name="Standard">
      <style:text-properties officeooo:rsid="00185fde" officeooo:paragraph-rsid="0018b978"/>
    </style:style>
    <style:style style:name="P12" style:family="paragraph" style:parent-style-name="Standard">
      <style:text-properties officeooo:rsid="0018b978" officeooo:paragraph-rsid="0018b978"/>
    </style:style>
    <style:style style:name="P13" style:family="paragraph" style:parent-style-name="Standard">
      <style:text-properties officeooo:rsid="001cf568" officeooo:paragraph-rsid="001cf568"/>
    </style:style>
    <style:style style:name="P14" style:family="paragraph" style:parent-style-name="Standard">
      <style:paragraph-properties fo:break-before="page"/>
      <style:text-properties officeooo:rsid="00185fde" officeooo:paragraph-rsid="00185fde"/>
    </style:style>
    <style:style style:name="T1" style:family="text">
      <style:text-properties officeooo:rsid="000e1a00"/>
    </style:style>
    <style:style style:name="T2" style:family="text">
      <style:text-properties officeooo:rsid="000f02eb"/>
    </style:style>
    <style:style style:name="T3" style:family="text">
      <style:text-properties officeooo:rsid="000f36a4"/>
    </style:style>
    <style:style style:name="T4" style:family="text">
      <style:text-properties officeooo:rsid="00131559"/>
    </style:style>
    <style:style style:name="T5" style:family="text">
      <style:text-properties officeooo:rsid="0017dff9"/>
    </style:style>
    <style:style style:name="T6" style:family="text">
      <style:text-properties officeooo:rsid="00185fde"/>
    </style:style>
    <style:style style:name="T7" style:family="text">
      <style:text-properties officeooo:rsid="0018b978"/>
    </style:style>
    <style:style style:name="T8" style:family="text">
      <style:text-properties officeooo:rsid="001a1852"/>
    </style:style>
    <style:style style:name="T9" style:family="text">
      <style:text-properties officeooo:rsid="001b11e2"/>
    </style:style>
    <style:style style:name="T10" style:family="text">
      <style:text-properties officeooo:rsid="001cf568"/>
    </style:style>
    <style:style style:name="T11" style:family="text">
      <style:text-properties officeooo:rsid="001e54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9">Confidence Factors of</text:span><text:line-break/>Probabilistic Constraints</text:p>
      <text:p text:style-name="P2">by Sven Nilsen, 2017</text:p>
      <text:p text:style-name="P1"/>
      <text:p text:style-name="P3"><text:span text:style-name="T4">A probabilistic constraint is a</text:span> <text:span text:style-name="T5">confidence</text:span> <text:span text:style-name="T5">in some evidence `C(A)` (“C” for confidence) supporting a </text:span>variable having a <text:span text:style-name="T5">certain </text:span>sub-type. <text:span text:style-name="T4">I</text:span>f that belief it is false, <text:span text:style-name="T4">it means it is unknown whether the variable has the sub-type, falling back to probability `P(A)` in the absence of evidence. When updating beliefs on the evidence, it leads to an observed probability `P’(A)`:</text:span></text:p>
      <text:p text:style-name="P1"/>
      <text:p text:style-name="P1"><text:tab/>P’(A) = C(A) + (1 – C(A)) · <text:span text:style-name="T2">P(A)</text:span></text:p>
      <text:p text:style-name="P1"/>
      <text:p text:style-name="P4">Solving for `C(A)`:</text:p>
      <text:p text:style-name="P4"/>
      <text:p text:style-name="P4"><text:tab/>C(A) = (P’(A) – P(A)) / (1 – P(A))</text:p>
      <text:p text:style-name="P4"/>
      <text:p text:style-name="P4">One curious property <text:span text:style-name="T3">of the range of `C(A)` when `P’(A)` is observed in the standard probability range from 0 to 1, is that it can take negative values:</text:span></text:p>
      <text:p text:style-name="P4"/>
      <text:p text:style-name="P5"><text:tab/>C(A) = (<text:span text:style-name="T3">0</text:span> – P(A)) / (1 – P(A))</text:p>
      <text:p text:style-name="P5"><text:span text:style-name="T3"><text:tab/><text:tab/>P’(A) = 0</text:span></text:p>
      <text:p text:style-name="P5"><text:tab/>C(A) = -P(A) / (1 – P(A))</text:p>
      <text:p text:style-name="P5"><text:tab/>C(A) = <text:span text:style-name="T3">P(A)</text:span> / (<text:span text:style-name="T3">P(A)</text:span> – <text:span text:style-name="T3">1</text:span>)</text:p>
      <text:p text:style-name="P5"/>
      <text:p text:style-name="P7">This is the lowe<text:span text:style-name="T5">st value</text:span> of the valid range of `C(A)` <text:span text:style-name="T5">and corresponds to when the constraint is never observed to be satisfied, interpreted as a “negative constraint”.</text:span></text:p>
      <text:p text:style-name="P5"/>
      <text:p text:style-name="P9">The highest value of the valid range of `C(A)` <text:span text:style-name="T6">is when the constraint is always observed to be satisfied:</text:span></text:p>
      <text:p text:style-name="P5"/>
      <text:p text:style-name="P8"><text:tab/><text:span text:style-name="T2">C(A) = (1 – P(A)) / (1 – P(A))</text:span></text:p>
      <text:p text:style-name="P6"><text:span text:style-name="T3"><text:tab/><text:tab/>P’(A) = 1</text:span></text:p>
      <text:p text:style-name="P6"><text:tab/><text:span text:style-name="T5">C(A) = 1</text:span></text:p>
      <text:p text:style-name="P6"/>
      <text:p text:style-name="P10">For example: Alice rolls a six-sided dice and reports the number of eyes to Bob, but her reports are not accurate. 60% of the time, Alice rolls another dice and reports the eyes of the second dice to Bob, instead of the first one that Bob asked her to do.</text:p>
      <text:p text:style-name="P10"/>
      <text:p text:style-name="P10"/>
      <text:p text:style-name="P14">For an observer just wanting random numbers from 1-6, reporting a different dice is the exact same as rolling a single dice. However, Bob cares about whether the report tells the eyes from the first dice. He can trust Alice to report 40% of the eyes from the first dice, and otherwise there is a 1/6 chance that the second dice shows the same eyes <text:span text:style-name="T7">as the first one.</text:span></text:p>
      <text:p text:style-name="P10"/>
      <text:p text:style-name="P11"><text:tab/><text:span text:style-name="T1">P’(A) = C(A) + (1 – C(A)) · P(A)</text:span></text:p>
      <text:p text:style-name="P11"><text:tab/><text:span text:style-name="T1">P’(A) = 0.4 + (1 – 0.4) · 1/6</text:span></text:p>
      <text:p text:style-name="P11"><text:tab/><text:tab/><text:span text:style-name="T7">C(A) = 0.4</text:span></text:p>
      <text:p text:style-name="P11"><text:tab/><text:tab/><text:span text:style-name="T7">P(A) = 1/6</text:span></text:p>
      <text:p text:style-name="P11"><text:tab/><text:span text:style-name="T7">P’(A) = 0.5</text:span></text:p>
      <text:p text:style-name="P11"/>
      <text:p text:style-name="P12">Bob expects that 50% of the report contains true values for the first dice.</text:p>
      <text:p text:style-name="P11"/>
      <text:p text:style-name="P12">If Alice never reports the true values of the first dice, she would roll the first dice and then roll the second <text:span text:style-name="T10">dice </text:span>repeatedly until it showed a different number of eyes:</text:p>
      <text:p text:style-name="P12"/>
      <text:p text:style-name="P12"><text:tab/><text:span text:style-name="T2">C(A) = P(A) / (P(A) – 1)</text:span></text:p>
      <text:p text:style-name="P12"><text:tab/><text:span text:style-name="T2">C(A) = </text:span>1/6<text:span text:style-name="T2"> / (</text:span>1/6<text:span text:style-name="T2"> – 1)</text:span></text:p>
      <text:p text:style-name="P12"><text:tab/><text:tab/>P(A) = 1/6</text:p>
      <text:p text:style-name="P12"><text:tab/>C(A) = -0.2</text:p>
      <text:p text:style-name="P12"/>
      <text:p text:style-name="P12">The confidence Bob has in Alice <text:span text:style-name="T8">reporting the first dice </text:span>is -20%.</text:p>
      <text:p text:style-name="P12"/>
      <text:p text:style-name="P13">If Alice ignores the first dice completely, Bob would expect that some eyes on the second dice matches the first dice one out of six times:</text:p>
      <text:p text:style-name="P13"/>
      <text:p text:style-name="P13"><text:tab/><text:span text:style-name="T1">P’(A) = C(A) + (1 – C(A)) · P(A)</text:span></text:p>
      <text:p text:style-name="P13"><text:tab/><text:span text:style-name="T1">P’(A) = </text:span>0<text:span text:style-name="T1"> + (1 – </text:span>0<text:span text:style-name="T1">) · P(A)</text:span></text:p>
      <text:p text:style-name="P13"><text:tab/><text:tab/>C(A) = 0</text:p>
      <text:p text:style-name="P13"><text:tab/><text:tab/>P(A) = 1/6</text:p>
      <text:p text:style-name="P13"><text:tab/>P’(A) = 1/6</text:p>
      <text:p text:style-name="P12"/>
      <text:p text:style-name="P13">Confidence factors are useful because one can convert to and from probabilities. <text:span text:style-name="T11">It is in particular useful for constraints, since the absence of a constraint means it is unknown whether the constraint is satisfied. In a probabilistic path, the power-set of constraints are summed over to produce a probability of a function returning some output from the probability of the constrai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21:24:04.968314000</meta:creation-date>
    <dc:date>2017-07-18T14:49:31.722569000</dc:date>
    <meta:editing-duration>PT15H13M57S</meta:editing-duration>
    <meta:editing-cycles>8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37" meta:word-count="529" meta:character-count="2818" meta:non-whitespace-character-count="2281"/>
  </office:meta>
</office:document-meta>
</file>